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a6551" officeooo:paragraph-rsid="001a655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ff58" officeooo:paragraph-rsid="001cff5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paragraph-rsid="001c3a9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c3a91" style:font-size-asian="12pt" style:font-weight-asian="normal" style:font-size-complex="12pt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paragraph-rsid="001e364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ff58" officeooo:paragraph-rsid="001cff5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bold" officeooo:paragraph-rsid="0018e41f" style:font-size-asian="12pt" style:font-weight-asian="bold" style:font-size-complex="12pt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paragraph-rsid="0018e41f" style:font-size-asian="12pt" style:font-weight-asian="bold" style:font-size-complex="12pt" style:font-weight-complex="bold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bold" officeooo:paragraph-rsid="001c3a91" style:font-size-asian="12pt" style:font-weight-asian="bold" style:font-size-complex="12pt" style:font-weight-complex="bold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bold" officeooo:rsid="001e3641" officeooo:paragraph-rsid="001e3641" style:font-size-asian="12pt" style:font-weight-asian="bold" style:font-size-complex="12pt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officeooo:paragraph-rsid="0018e41f"/>
    </style:style>
    <style:style style:name="P20" style:family="paragraph" style:parent-style-name="Standard">
      <style:paragraph-properties fo:text-align="start" style:justify-single-word="false"/>
      <style:text-properties officeooo:paragraph-rsid="0018e41f"/>
    </style:style>
    <style:style style:name="P21" style:family="paragraph" style:parent-style-name="Standard" style:list-style-name="L8">
      <style:paragraph-properties fo:text-align="start" style:justify-single-word="false"/>
      <style:text-properties officeooo:paragraph-rsid="001e3641"/>
    </style:style>
    <style:style style:name="P22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18e41f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641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e41f" style:font-weight-asian="normal" style:font-weight-complex="normal"/>
    </style:style>
    <style:style style:name="T7" style:family="text">
      <style:text-properties fo:font-weight="normal" officeooo:rsid="001c3a91" style:font-weight-asian="normal" style:font-weight-complex="normal"/>
    </style:style>
    <style:style style:name="T8" style:family="text">
      <style:text-properties officeooo:rsid="0018e41f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8e41f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cff58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e3641" style:font-size-asian="12pt" style:font-weight-asian="normal" style:font-size-complex="12pt" style:font-weight-complex="normal"/>
    </style:style>
    <style:style style:name="T13" style:family="text">
      <style:text-properties fo:font-size="12pt" fo:font-style="normal" style:text-underline-style="none" fo:font-weight="normal" officeooo:rsid="001e364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bold" officeooo:rsid="001e3641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officeooo:rsid="001c3a91"/>
    </style:style>
    <style:style style:name="T16" style:family="text">
      <style:text-properties officeooo:rsid="001cff58"/>
    </style:style>
    <style:style style:name="T17" style:family="text">
      <style:text-properties officeooo:rsid="001d12be"/>
    </style:style>
    <style:style style:name="T18" style:family="text">
      <style:text-properties officeooo:rsid="001e364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ahier des charges : Site Web Ryoken Esport</text:p>
      <text:p text:style-name="P1"/>
      <text:p text:style-name="P22"><text:span text:style-name="T1">Contexte: </text:span></text:p>
      <text:p text:style-name="P10"><text:span text:style-name="T1"><text:s/><text:tab/></text:span><text:span text:style-name="T8">Ryoken est une association de joueurs en ligne </text:span><text:span text:style-name="T15">à but non lucratif</text:span><text:span text:style-name="T8">, <text:s/></text:span><text:span text:style-name="T15">dans le besoin d’</text:span>un site Web <text:span text:style-name="T15">dynamique</text:span> avec base de don<text:span text:style-name="T15">n</text:span>ées <text:span text:style-name="T15">pour la gestion de membres et d’articles vendus.</text:span></text:p>
      <text:p text:style-name="P2"/>
      <text:p text:style-name="P2"><text:span text:style-name="T3">Besoins et contraintes liés au projet :</text:span></text:p>
      <text:p text:style-name="P3"/>
      <text:p text:style-name="P3"><text:tab/>Besoins fonctionnel : </text:p>
      <text:list xml:id="list2203504766" text:style-name="L7">
        <text:list-item>
          <text:p text:style-name="P9">Mettre en place un système de gestion des adhérents.</text:p>
        </text:list-item>
        <text:list-item>
          <text:p text:style-name="P9">Mettre en place une plateforme e-commerce</text:p>
        </text:list-item>
        <text:list-item>
          <text:p text:style-name="P9">Gérer les demandes d'adhésion et d'inscription des clients.</text:p>
        </text:list-item>
        <text:list-item>
          <text:p text:style-name="P17"><text:span text:style-name="T7">Un</text:span><text:span text:style-name="T5"> système de messagerie </text:span></text:p>
        </text:list-item>
      </text:list>
      <text:p text:style-name="P2"/>
      <text:p text:style-name="P15"><text:tab/>Contraintes <text:span text:style-name="T8">du temps</text:span>: </text:p>
      <text:list xml:id="list1639859805" text:style-name="L5">
        <text:list-item>
          <text:p text:style-name="P19"><text:span text:style-name="T10">p</text:span><text:span text:style-name="T9">as de maîtrise du temps <text:s/>passé sur chaque tâche.</text:span></text:p>
          <text:p text:style-name="P19"><text:span text:style-name="T9"/></text:p>
        </text:list-item>
      </text:list>
      <text:p text:style-name="P15"><text:span text:style-name="T8"><text:tab/>Contraintes techniques : </text:span></text:p>
      <text:list xml:id="list3925304308" text:style-name="L6">
        <text:list-item>
          <text:p text:style-name="P16"><text:span text:style-name="T6">Travail d'équipe à <text:s/>distance</text:span></text:p>
        </text:list-item>
        <text:list-item>
          <text:p text:style-name="P16"><text:span text:style-name="T6">L'aspect esthétique de la page.</text:span></text:p>
          <text:p text:style-name="P16"><text:span text:style-name="T6"/></text:p>
        </text:list-item>
      </text:list>
      <text:p text:style-name="P23"><text:span text:style-name="T1">Résultat attendus : </text:span></text:p>
      <text:p text:style-name="P5">Adhérant :</text:p>
      <text:p text:style-name="P20"><text:span text:style-name="T10"><text:tab/>A</text:span><text:span text:style-name="T9">ffichage d</text:span><text:span text:style-name="T10">ynamique </text:span><text:span text:style-name="T11">des</text:span><text:span text:style-name="T9"> membres de l'association </text:span><text:span text:style-name="T11">présent dans </text:span><text:span text:style-name="T9"><text:s/>la base de do</text:span><text:span text:style-name="T10">n</text:span><text:span text:style-name="T9">née</text:span><text:span text:style-name="T10">s </text:span><text:span text:style-name="T9">et pouvoir g</text:span><text:span text:style-name="T10">é</text:span><text:span text:style-name="T9">rer les membre</text:span><text:span text:style-name="T10">s ;</text:span></text:p>
      <text:p text:style-name="P2"/>
      <text:list xml:id="list4033380568" text:style-name="L1">
        <text:list-item>
          <text:list>
            <text:list-item>
              <text:p text:style-name="P8">Ajouter un membre</text:p>
            </text:list-item>
            <text:list-item>
              <text:p text:style-name="P8">Supprimer un membre</text:p>
            </text:list-item>
            <text:list-item>
              <text:p text:style-name="P8">Modifier un membre</text:p>
            </text:list-item>
            <text:list-item>
              <text:p text:style-name="P8">Gérer les demandes d'adhésion</text:p>
            </text:list-item>
            <text:list-item>
              <text:p text:style-name="P8">Lister les membres </text:p>
            </text:list-item>
          </text:list>
        </text:list-item>
      </text:list>
      <text:p text:style-name="P2"/>
      <text:p text:style-name="P5">Messagerie:</text:p>
      <text:p text:style-name="P2"><text:tab/><text:span text:style-name="T16">A</text:span>voir un systeme de messagerie en bas de page afin que les personnes puissent comuniquer avec des admins du site web , ces messages doivent être consultables par les administateurs et supprimable </text:p>
      <text:p text:style-name="P2"/>
      <text:p text:style-name="P6">Shop: </text:p>
      <text:p text:style-name="P2"><text:tab/>Avoir une page shop <text:span text:style-name="T16">qui génère des articles qui sont stockés dans la base de données et l’admin doit pouvoir gérer cela:</text:span></text:p>
      <text:p text:style-name="P2"><text:tab/>-<text:span text:style-name="T16">ajouter un article</text:span></text:p>
      <text:p text:style-name="P2"><text:tab/>-<text:span text:style-name="T16">supprimer un article</text:span></text:p>
      <text:p text:style-name="P13"><text:tab/>-modifier un articles</text:p>
      <text:p text:style-name="P13"><text:tab/>-affichage d’une liste des articles.</text:p>
      <text:p text:style-name="P6">Client: </text:p>
      <text:p text:style-name="P13">Un système d’inscription dans le site pour les clients qui veulent acheter des articles dans le site.Les admins doivent pouvoir: </text:p>
      <text:p text:style-name="P13">-avoir une liste de clients inscrits</text:p>
      <text:p text:style-name="P13">-supprimer un client de la base de <text:s/>donnée<text:span text:style-name="T18">s</text:span> ( en cas de problème )</text:p>
      <text:p text:style-name="P13"><text:soft-page-break/>-modifier les informations d’un client ( avec consentement du client )</text:p>
      <text:p text:style-name="P13">-confirmer les commandes passer par les clients. </text:p>
      <text:p text:style-name="P2"/>
      <text:p text:style-name="P22"><text:span text:style-name="T1">En général du contenu des pages du site web :</text:span></text:p>
      <text:p text:style-name="P4"/>
      <text:p text:style-name="P2">Le site doit être composé de plusieurs pages:</text:p>
      <text:list xml:id="list773659185" text:style-name="L8">
        <text:list-item>
          <text:p text:style-name="P12"><text:span text:style-name="T1">La page principale </text:span>: <text:span text:style-name="T17">elle a</text:span> pour but de présenter la structure , leur but <text:span text:style-name="T18">ect ...</text:span></text:p>
        </text:list-item>
        <text:list-item>
          <text:p text:style-name="P12"><text:span text:style-name="T2">La page de p</text:span><text:span text:style-name="T1">résentation des membres </text:span>: Présentation des membres avec une photo , nom , prénom , age , rôle dans la struc<text:span text:style-name="T17">t</text:span>ure <text:s/>et une présentation .</text:p>
        </text:list-item>
        <text:list-item>
          <text:p text:style-name="P12"><text:span text:style-name="T2"><text:tab/>S</text:span><text:span text:style-name="T1">ysteme de message: </text:span>Le pied de page doit contenir <text:span text:style-name="T18">un espace dédier à la messagerie pour les membres qui veulent contacter l’équipe Ryoken, cette page est associée à une page visible par les admins et les adhérants pour consulter la messagerie.</text:span></text:p>
        </text:list-item>
        <text:list-item>
          <text:p text:style-name="P12"><text:span text:style-name="T2">S</text:span><text:span text:style-name="T1">ysteme de login </text:span>qui donnera acces au compte admin, <text:span text:style-name="T18">adhérent ou client.</text:span></text:p>
        </text:list-item>
        <text:list-item>
          <text:p text:style-name="P18">Système d’inscription <text:span text:style-name="T5">pour les clients qui souhaite acheter un article</text:span></text:p>
        </text:list-item>
        <text:list-item>
          <text:p text:style-name="P18">Système de demande d’adhésion <text:span text:style-name="T5">pour les personnes qui souhaite intégrer l’équipe ryoken.</text:span></text:p>
        </text:list-item>
        <text:list-item>
          <text:p text:style-name="P18"><text:span text:style-name="T5">La page shop est composé de 4 pages : pages des articles, la page du panier, la page du récapitulatif de la commande et enfin page de payement. </text:span></text:p>
        </text:list-item>
        <text:list-item>
          <text:p text:style-name="P21"><text:span text:style-name="T14">Les pages de gestion </text:span><text:span text:style-name="T13">articles</text:span><text:span text:style-name="T14"> </text:span><text:span text:style-name="T12">/ client / adhérants qui serons visible que pour les admines. </text:span></text:p>
          <text:p text:style-name="P12"><text:span text:style-name="T12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4T13:18:34.62</meta:creation-date>
    <dc:date>2021-04-06T12:38:09.809000000</dc:date>
    <meta:editing-duration>PT5H19M47S</meta:editing-duration>
    <meta:editing-cycles>9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49" meta:word-count="474" meta:character-count="2714" meta:non-whitespace-character-count="2276"/>
  </office:meta>
</office:document-meta>
</file>